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" svg:font-family="'Source Sans Pro', 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15e6ec" officeooo:paragraph-rsid="0015e6ec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15e6ec" officeooo:paragraph-rsid="0015e6ec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weight="bold" officeooo:rsid="0015e6ec" officeooo:paragraph-rsid="0015e6e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officeooo:rsid="0015e6ec" officeooo:paragraph-rsid="0015e6ec"/>
    </style:style>
    <style:style style:name="P5" style:family="paragraph" style:parent-style-name="Text_20_body">
      <style:text-properties officeooo:paragraph-rsid="001a26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68eb"/>
    </style:style>
    <style:style style:name="T3" style:family="text">
      <style:text-properties officeooo:rsid="00176e6c"/>
    </style:style>
    <style:style style:name="T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5e6ec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5e6ec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5e6ec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5pt" fo:letter-spacing="normal" fo:font-style="normal" style:text-underline-style="none" fo:font-weight="normal" officeooo:rsid="0015e6ec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" style:family="text">
      <style:text-properties style:font-name="Times New Roman" officeooo:rsid="0015e6ec"/>
    </style:style>
    <style:style style:name="T9" style:family="text">
      <style:text-properties fo:color="#000000" loext:opacity="100%" style:font-name="Times New Roman" fo:font-style="normal" officeooo:rsid="0015e6ec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ection Serial SR232 <text:span text:style-name="T2">with Computer</text:span></text:p>
      <text:p text:style-name="P1"/>
      <text:p text:style-name="P2">1) plug the usb in the laptop</text:p>
      <text:p text:style-name="P2"/>
      <text:p text:style-name="P2">2) write <text:span text:style-name="T3">the script</text:span> in the python (Jupyter) “ <text:span text:style-name="T1">import serial</text:span></text:p>
      <text:p text:style-name="P3"/>
      <text:p text:style-name="P3">ser = serial.Serial('/dev/ttyUSB0', 9600, timeout = 2, parity=serial.PARITY_NONE, bytesize=8, <text:s/>stopbits=1, xonxoff=0, ) <text:s/># open serial portimport serial</text:p>
      <text:p text:style-name="P3"/>
      <text:p text:style-name="P2"><text:span text:style-name="T1">ser = serial.Serial('/dev/ttyUSB0', 9600, timeout = 2, parity=serial.PARITY_NONE, bytesize=8, <text:s/>stopbits=1, xonxoff=0, ) <text:s/># open serial port </text:span>“</text:p>
      <text:p text:style-name="P2"/>
      <text:p text:style-name="P2">3) To habilit<text:span text:style-name="T3">e</text:span> of the <text:span text:style-name="T3">serial port USB:</text:span></text:p>
      <text:p text:style-name="Text_20_body"><text:span text:style-name="T8"><text:tab/>We come to the terminal, and write de comand; sudo lsusb (for to obtain data of the usb port plugued, for exaple; </text:span><text:span text:style-name="T4">COM1 = /dev/ttyS0 , COM2 = /dev/ttyS1COM1 = /dev/ttyS0 , COM2 = /dev/ttyS1</text:span><text:span text:style-name="T9">) and write sudo </text:span><text:span text:style-name="Emphasis"><text:span text:style-name="T6">dmesg | grep algum-parâmetro-de-pesquisa</text:span></text:span><text:span text:style-name="T5">: </text:span><text:span text:style-name="Emphasis"><text:span text:style-name="T6">dmesg | grep algum-parâmetro-de-pesquisa,</text:span></text:span></text:p>
      <text:p text:style-name="P5"><text:span text:style-name="Emphasis"><text:span text:style-name="T6">Ex. sudo dmesg | grep 2303</text:span></text:span></text:p>
      <text:p text:style-name="P5"><text:span text:style-name="Emphasis"><text:span text:style-name="T6">4) Finish, to execute: </text:span></text:span><text:span text:style-name="Emphasis"><text:span text:style-name="T7">chmod o+rw /dev/ttyUSB0</text:span>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" svg:font-family="'Source Sans Pro', 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6T19:59:22.833543931</meta:creation-date>
    <dc:date>2022-01-07T00:01:09.068910020</dc:date>
    <meta:editing-duration>PT18M7S</meta:editing-duration>
    <meta:editing-cycles>1</meta:editing-cycles>
    <meta:generator>LibreOffice/7.0.4.2$Linux_X86_64 LibreOffice_project/00$Build-2</meta:generator>
    <meta:document-statistic meta:table-count="0" meta:image-count="0" meta:object-count="0" meta:page-count="1" meta:paragraph-count="10" meta:word-count="124" meta:character-count="817" meta:non-whitespace-character-count="696"/>
  </office:meta>
</office:document-meta>
</file>